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Challenges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hallengeID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ETA</text:p>
          </table:table-cell>
          <table:table-cell table:style-name="ce1" office:value-type="string" calcext:value-type="string">
            <text:p>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,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formula="of:=[.C2]/([.D2]*[.B2])" office:value-type="float" office:value="1.42857142857143" calcext:value-type="float">
            <text:p>1,42857142857143</text:p>
          </table:table-cell>
          <table:table-cell/>
          <table:table-cell table:formula="of:=60*24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" calcext:value-type="float">
            <text:p>2,0</text:p>
          </table:table-cell>
          <table:table-cell office:value-type="float" office:value="300" calcext:value-type="float">
            <text:p>300</text:p>
          </table:table-cell>
          <table:table-cell office:value-type="float" office:value="85" calcext:value-type="float">
            <text:p>85</text:p>
          </table:table-cell>
          <table:table-cell table:formula="of:=[.C3]/([.D3]*[.B3])" office:value-type="float" office:value="1.76470588235294" calcext:value-type="float">
            <text:p>1,7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,0</text:p>
          </table:table-cell>
          <table:table-cell office:value-type="float" office:value="500" calcext:value-type="float">
            <text:p>500</text:p>
          </table:table-cell>
          <table:table-cell office:value-type="float" office:value="140" calcext:value-type="float">
            <text:p>140</text:p>
          </table:table-cell>
          <table:table-cell table:formula="of:=[.C4]/([.D4]*[.B4])" office:value-type="float" office:value="1.78571428571429" calcext:value-type="float">
            <text:p>1,7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" calcext:value-type="float">
            <text:p>2,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table:formula="of:=[.C5]/([.D5]*[.B5])" office:value-type="float" office:value="1.81818181818182" calcext:value-type="float">
            <text:p>1,8181818181818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,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formula="of:=[.C6]/([.D6]*[.B6])" office:value-type="float" office:value="2.85714285714286" calcext:value-type="float">
            <text:p>2,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,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C7]/([.D7]*[.B7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,0</text:p>
          </table:table-cell>
          <table:table-cell office:value-type="float" office:value="300" calcext:value-type="float">
            <text:p>300</text:p>
          </table:table-cell>
          <table:table-cell office:value-type="float" office:value="95" calcext:value-type="float">
            <text:p>95</text:p>
          </table:table-cell>
          <table:table-cell table:formula="of:=[.C8]/([.D8]*[.B8])" office:value-type="float" office:value="3.15789473684211" calcext:value-type="float">
            <text:p>3,15789473684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,0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table:formula="of:=[.C9]/([.D9]*[.B9])" office:value-type="float" office:value="3.33333333333333" calcext:value-type="float">
            <text:p>3,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,0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table:formula="of:=[.C10]/([.D10]*[.B10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" calcext:value-type="float">
            <text:p>1,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C11]/([.D11]*[.B1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,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table:formula="of:=[.C12]/([.D12]*[.B12])" office:value-type="float" office:value="4.44444444444444" calcext:value-type="float">
            <text:p>4,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,0</text:p>
          </table:table-cell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table:formula="of:=[.C13]/([.D13]*[.B13])" office:value-type="float" office:value="4.54545454545455" calcext:value-type="float">
            <text:p>4,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,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[.C14]/([.D14]*[.B14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,0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[.C15]/([.D15]*[.B15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,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[.C16]/([.D16]*[.B16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,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C17]/([.D17]*[.B17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</text:p>
          </table:table-cell>
          <table:table-cell office:value-type="float" office:value="1000" calcext:value-type="float">
            <text:p>1000</text:p>
          </table:table-cell>
          <table:table-cell office:value-type="float" office:value="180" calcext:value-type="float">
            <text:p>180</text:p>
          </table:table-cell>
          <table:table-cell table:formula="of:=[.C18]/([.D18]*[.B18])" office:value-type="float" office:value="5.55555555555556" calcext:value-type="float">
            <text:p>5,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5" calcext:value-type="float">
            <text:p>0,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table:formula="of:=[.C19]/([.D19]*[.B19])" office:value-type="float" office:value="5.71428571428571" calcext:value-type="float">
            <text:p>5,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,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table:formula="of:=[.C20]/([.D20]*[.B20])" office:value-type="float" office:value="6.25" calcext:value-type="float">
            <text:p>6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" calcext:value-type="float">
            <text:p>1,0</text:p>
          </table:table-cell>
          <table:table-cell office:value-type="float" office:value="1000" calcext:value-type="float">
            <text:p>1000</text:p>
          </table:table-cell>
          <table:table-cell office:value-type="float" office:value="160" calcext:value-type="float">
            <text:p>160</text:p>
          </table:table-cell>
          <table:table-cell table:formula="of:=[.C21]/([.D21]*[.B21])" office:value-type="float" office:value="6.25" calcext:value-type="float">
            <text:p>6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C22]/([.D22]*[.B22])" office:value-type="float" office:value="6.66666666666667" calcext:value-type="float">
            <text:p>6,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[.C23]/([.D23]*[.B23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formula="of:=[.C24]/([.D24]*[.B24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table:formula="of:=[.C25]/([.D25]*[.B25])" office:value-type="float" office:value="22.2222222222222" calcext:value-type="float">
            <text:p>22,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,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C26]/([.D26]*[.B26])"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hallenges.A1:Challenges.E26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dc:date>2018-10-06T01:49:30.911000000</dc:date>
    <meta:editing-duration>PT38M40S</meta:editing-duration>
    <meta:editing-cycles>1</meta:editing-cycles>
    <meta:document-statistic meta:table-count="1" meta:cell-count="131" meta:object-count="0"/>
  </office:meta>
</office:document-meta>
</file>